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UDENTS ACTIVITIES DATABASE MANAGEMENT SYSTEM</text:p>
      <text:p text:style-name="P2">(SADBMS)</text:p>
      <text:p text:style-name="P2"/>
      <text:p text:style-name="P3">Model Requirements:-</text:p>
      <text:p text:style-name="Standard"/>
      <text:p text:style-name="Standard"/>
      <text:list xml:id="list14244909621" text:style-name="L1">
        <text:list-item>
          <text:p text:style-name="P1">Store information about students, i.e. their Roll No, Name, Phone no, email id's etc.</text:p>
        </text:list-item>
      </text:list>
      <text:p text:style-name="Standard"/>
      <text:list xml:id="list1085971308" text:continue-numbering="true" text:style-name="L1">
        <text:list-item>
          <text:p text:style-name="P1">Each student will have user-name and password, which they will use for logging in.</text:p>
        </text:list-item>
      </text:list>
      <text:p text:style-name="Standard"/>
      <text:list xml:id="list1039091158" text:continue-numbering="true" text:style-name="L1">
        <text:list-item>
          <text:p text:style-name="P1">Students reside in hostels. There are various hostels. Each hostel has a unique no, which represents that hostel. Along with this each hostel has a name and a phone for communication.</text:p>
          <text:p text:style-name="P1"/>
        </text:list-item>
        <text:list-item>
          <text:p text:style-name="P1">Each hostel has different councilors(Cult councilor, Tech councilor, Sports councilor) and a General Secretary. The councilors are students of that hostel itself. A student cannot take 2 posts in the hostel </text:p>
          <text:p text:style-name="P1"/>
        </text:list-item>
        <text:list-item>
          <text:p text:style-name="P1">There are various student clubs which organizes different events in the institute. The clubs have unique names and belong to different genres.</text:p>
          <text:p text:style-name="P1"/>
        </text:list-item>
        <text:list-item>
          <text:p text:style-name="P1">The clubs have manager and convener which are again students.</text:p>
          <text:p text:style-name="P1"/>
        </text:list-item>
        <text:list-item>
          <text:p text:style-name="P1">Students can join various clubs.</text:p>
          <text:p text:style-name="P1"/>
        </text:list-item>
        <text:list-item>
          <text:p text:style-name="P1">There are various student activities in the institute like sports, cultural and technical activities.</text:p>
          <text:p text:style-name="P1"/>
        </text:list-item>
        <text:list-item>
          <text:p text:style-name="P1">Each activity (like a game or a particular cultural genre) will have secretaries which will be students. No particular student can work as secretary for 2 activities. <text:s/></text:p>
          <text:p text:style-name="P1"/>
        </text:list-item>
        <text:list-item>
          <text:p text:style-name="P1">Students like different games, take part in different genres in cultural and technical activities.</text:p>
          <text:p text:style-name="P1"/>
        </text:list-item>
        <text:list-item>
          <text:p text:style-name="P1">There are various types of events that happen in the institute like cultural, technical, sports and academic events. The events are scheduled at a fixed venue, have fixed starting and ending dates and a fixed starting time. Each event will have a name associated with it.</text:p>
          <text:p text:style-name="P1"/>
        </text:list-item>
        <text:list-item>
          <text:p text:style-name="P1">The events are organized by the respective clubs. The Sports events and Academic events are organized by sports council and academic council respectively, which has to be modeled as a club. The cultural and technical activities are organized by cultural clubs(like FourthWall or SilverScreen) and Technical clubs(like WnCC or Electronics club) respectively.</text:p>
          <text:p text:style-name="P1"/>
        </text:list-item>
        <text:list-item>
          <text:p text:style-name="P1">Some of these events have winners, points associated with it(like General Championships). Some of these don't have these features, like academic talks.</text:p>
          <text:p text:style-name="P1"/>
        </text:list-item>
        <text:list-item>
          <text:p text:style-name="P1">Some events will be hostel-wise and hence will have hostel-teams as winner. In those cases, hostels will get points in that event type(cultural, academic or technical). Those points need to be stored and hostel wise positions in different genre needs to be stored.</text:p>
          <text:p text:style-name="P1"/>
        </text:list-item>
        <text:list-item>
          <text:p text:style-name="P1">The winner of the event is a student itself.</text:p>
          <text:p text:style-name="P1"><text:soft-page-break/></text:p>
        </text:list-item>
        <text:list-item>
          <text:p text:style-name="P1">The event is scheduled at a venue, which is managed by a staff. The venue has address associated with it, and <text:s/>has fixed capacity. The staff's name, contact no and email id has to be stored in order for commun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79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shek </meta:initial-creator>
    <meta:creation-date>2013-10-03T18:52:10</meta:creation-date>
    <dc:date>2013-10-03T21:59:33</dc:date>
    <dc:creator>Abhishek </dc:creator>
    <meta:editing-duration>PT45M2S</meta:editing-duration>
    <meta:editing-cycles>24</meta:editing-cycles>
    <meta:generator>LibreOffice/3.5$Linux_X86_64 LibreOffice_project/350m1$Build-2</meta:generator>
    <meta:document-statistic meta:table-count="0" meta:image-count="0" meta:object-count="0" meta:page-count="2" meta:paragraph-count="19" meta:word-count="418" meta:character-count="2576" meta:non-whitespace-character-count="2189"/>
  </office:meta>
</office:document-meta>
</file>